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Default_20_Text">
      <style:paragraph-properties fo:break-before="page"/>
    </style:style>
    <style:style style:name="P2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Default_20_Text" style:master-page-name="Envelope">
      <style:paragraph-properties fo:margin-left="0in" fo:margin-right="0in" fo:text-align="start" style:justify-single-word="false" fo:text-indent="0in" style:auto-text-indent="false" style:page-number="auto" style:text-autospac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1 replace target is a paragraph: after replacement this paragraph should be removed </text:p>
      <text:p text:style-name="Default_20_Text">&lt;&lt;target&gt;&gt;</text:p>
      <text:p text:style-name="Default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">#1 replace target is a paragraph: after replacement this paragraph should be removed </text:p>
            <text:p text:style-name="Table_20_Contents">&lt;&lt;target&gt;&gt;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Default_20_Text"/>
      <text:p text:style-name="P2">#2 consecutive replace targets : all of them should all be replaced</text:p>
      <text:p text:style-name="Default_20_Text">&lt;&lt;target&gt;&gt;&lt;&lt;target&gt;&gt;&lt;&lt;target&gt;&gt;</text:p>
      <text:p text:style-name="P2">#2 consecutive replace targets : all of them should all be replaced</text:p>
      <text:p text:style-name="Default_20_Text">prefix&lt;&lt;target&gt;&gt;&lt;&lt;target&gt;&gt;middle&lt;&lt;target&gt;&gt;suffix</text:p>
      <text:p text:style-name="Default_20_Text"/>
      <text:p text:style-name="P2">#3 replace target with a page break: page break should be kept and only one break</text:p>
      <text:p text:style-name="P1">&lt;&lt;target&gt;&gt;</text:p>
      <text:p text:style-name="P2">#3 replace target with a page break: page break should be kept and only one break</text:p>
      <text:p text:style-name="P1">prefix&lt;&lt;target&gt;&gt;suffix</text:p>
      <text:p text:style-name="P2">#3 replace target with a page break: page break should be kept and only one break</text:p>
      <text:p text:style-name="P3">&lt;&lt;target&gt;&gt;</text:p>
      <text:p text:style-name="P2">#3 replace target with a page break: page break should be kept and only one br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text-properties fo:color="#0000cc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_20_Single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x="0in" svg:y="0in" fo:margin-left="0.0791in" fo:margin-right="0.0791in" fo:margin-top="0.0791in" fo:margin-bottom="0.0791in" style:wrap="parallel" style:number-wrapped-paragraphs="no-limit" style:wrap-contour="false" style:vertical-pos="top" style:vertical-rel="baseline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2-05T19:47:43.02</meta:creation-date>
    <dc:date>2013-02-06T18:16:13.34</dc:date>
    <meta:editing-duration>PT01H51M05S</meta:editing-duration>
    <meta:editing-cycles>26</meta:editing-cycles>
    <meta:generator>IBM_Lotus_Symphony/3.0$Win32 OpenOffice.org_project/310m11$Build-9399</meta:generator>
    <meta:document-statistic meta:table-count="1" meta:image-count="0" meta:object-count="0" meta:page-count="4" meta:paragraph-count="15" meta:word-count="121" meta:character-count="768"/>
    <meta:user-defined meta:name="Info 1"/>
    <meta:user-defined meta:name="Info 2"/>
    <meta:user-defined meta:name="Info 3"/>
    <meta:user-defined meta:name="Info 4"/>
  </office:meta>
</office:document-meta>
</file>